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3.2772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F143" table:end-x="0.985in" table:end-y="0.0185in" draw:z-index="0" draw:style-name="gr1" svg:width="7.711in" svg:height="23.2921in" svg:x="1.6654in" svg:y="0.0189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office:value-type="string">
            <text:p><text:s/>n= 10000000 <text:s/>tango: 736 splay: 58</text:p>
          </table:table-cell>
          <table:table-cell table:number-columns-repeated="1023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<text:s text:c="2"/>n= 1000 m= 40 a= 21tango: 109348splay: 470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1tango: 124050splay: 499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8tango: 157326splay: 500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7tango: 149274splay: 478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18tango: 163113splay: 5006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<text:s text:c="2"/>n= 1000 m= 40 a= 21tango: 110815splay: 4633</text:p>
          </table:table-cell>
          <table:table-cell/>
          <table:table-cell office:value-type="string">
            <text:p>ant -f C:\\Users\\andre\\OneDrive\\Desktop\\implementierungen\\test -Dnb.internal.action.name=run ru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2091splay: 4943</text:p>
          </table:table-cell>
          <table:table-cell/>
          <table:table-cell office:value-type="string">
            <text:p>init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2092splay: 5153</text:p>
          </table:table-cell>
          <table:table-cell/>
          <table:table-cell office:value-type="string">
            <text:p>Deleting: C:\Users\andre\OneDrive\Desktop\implementierungen\test\build\built-jar.properti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606splay: 5059</text:p>
          </table:table-cell>
          <table:table-cell/>
          <table:table-cell office:value-type="string">
            <text:p>deps-jar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751splay: 5048</text:p>
          </table:table-cell>
          <table:table-cell/>
          <table:table-cell office:value-type="string">
            <text:p>Updating property file: C:\Users\andre\OneDrive\Desktop\implementierungen\test\build\built-jar.properti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535splay: 5074</text:p>
          </table:table-cell>
          <table:table-cell/>
          <table:table-cell office:value-type="string">
            <text:p>Compiling 1 source file to C:\Users\andre\OneDrive\Desktop\implementierungen\test\build\clas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410splay: 5011</text:p>
          </table:table-cell>
          <table:table-cell/>
          <table:table-cell office:value-type="string">
            <text:p>compile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213splay: 4964</text:p>
          </table:table-cell>
          <table:table-cell/>
          <table:table-cell office:value-type="string">
            <text:p>run: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 m= 40 a= 21tango: 111231splay: 50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385splay: 5115</text:p>
          </table:table-cell>
          <table:table-cell/>
          <table:table-cell office:value-type="string">
            <text:p><text:s text:c="2"/>n= 1000 m= 40 a= 18tango: 108358splay: 478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145splay: 5053</text:p>
          </table:table-cell>
          <table:table-cell/>
          <table:table-cell office:value-type="string">
            <text:p><text:s text:c="2"/>n= 1000 m= 40 a= 18tango: 109994splay: 49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429splay: 5031</text:p>
          </table:table-cell>
          <table:table-cell/>
          <table:table-cell office:value-type="string">
            <text:p><text:s text:c="2"/>n= 1000 m= 40 a= 18tango: 113432splay: 495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061splay: 5002</text:p>
          </table:table-cell>
          <table:table-cell/>
          <table:table-cell office:value-type="string">
            <text:p><text:s text:c="2"/>n= 1000 m= 40 a= 18tango: 107246splay: 4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5233splay: 5040</text:p>
          </table:table-cell>
          <table:table-cell/>
          <table:table-cell office:value-type="string">
            <text:p><text:s text:c="2"/>n= 1000 m= 40 a= 18tango: 107773splay: 486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5525034splay: 5279</text:p>
          </table:table-cell>
          <table:table-cell/>
          <table:table-cell office:value-type="string">
            <text:p><text:s text:c="2"/>n= 1000 m= 40 a= 18tango: 111288splay: 481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27916splay: 4885</text:p>
          </table:table-cell>
          <table:table-cell/>
          <table:table-cell office:value-type="string">
            <text:p><text:s text:c="2"/>n= 1000 m= 40 a= 18tango: 109927splay: 49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141887splay: 12524</text:p>
          </table:table-cell>
          <table:table-cell/>
          <table:table-cell office:value-type="string">
            <text:p><text:s text:c="2"/>n= 1000 m= 40 a= 18tango: 109952splay: 496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312367splay: 11309</text:p>
          </table:table-cell>
          <table:table-cell/>
          <table:table-cell office:value-type="string">
            <text:p><text:s text:c="2"/>n= 1000 m= 40 a= 18tango: 107553splay: 497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314724splay: 12419</text:p>
          </table:table-cell>
          <table:table-cell/>
          <table:table-cell office:value-type="string">
            <text:p><text:s text:c="2"/>n= 1000 m= 40 a= 18tango: 108077splay: 48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 m= 40 a= 21tango: 312521splay: 13056</text:p>
          </table:table-cell>
          <table:table-cell/>
          <table:table-cell office:value-type="string">
            <text:p><text:s text:c="2"/>n= 10000 m= 40 a= 21tango: 122509splay: 498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7102splay: 12994</text:p>
          </table:table-cell>
          <table:table-cell/>
          <table:table-cell office:value-type="string">
            <text:p><text:s text:c="2"/>n= 10000 m= 40 a= 21tango: 122104splay: 5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21975splay: 4976</text:p>
          </table:table-cell>
          <table:table-cell/>
          <table:table-cell office:value-type="string">
            <text:p><text:s text:c="2"/>n= 10000 m= 40 a= 21tango: 122379splay: 504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16543splay: 12077</text:p>
          </table:table-cell>
          <table:table-cell/>
          <table:table-cell office:value-type="string">
            <text:p><text:s text:c="2"/>n= 10000 m= 40 a= 21tango: 121322splay: 50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3330splay: 11712</text:p>
          </table:table-cell>
          <table:table-cell/>
          <table:table-cell office:value-type="string">
            <text:p><text:s text:c="2"/>n= 10000 m= 40 a= 21tango: 122448splay: 497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19996splay: 11909</text:p>
          </table:table-cell>
          <table:table-cell/>
          <table:table-cell office:value-type="string">
            <text:p><text:s text:c="2"/>n= 10000 m= 40 a= 21tango: 123686splay: 51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29929splay: 12068</text:p>
          </table:table-cell>
          <table:table-cell/>
          <table:table-cell office:value-type="string">
            <text:p><text:s text:c="2"/>n= 10000 m= 40 a= 21tango: 122158splay: 5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9394splay: 11933</text:p>
          </table:table-cell>
          <table:table-cell/>
          <table:table-cell office:value-type="string">
            <text:p><text:s text:c="2"/>n= 10000 m= 40 a= 21tango: 127852splay: 514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338753splay: 12127</text:p>
          </table:table-cell>
          <table:table-cell/>
          <table:table-cell office:value-type="string">
            <text:p><text:s text:c="2"/>n= 10000 m= 40 a= 21tango: 130829splay: 51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243021splay: 4844</text:p>
          </table:table-cell>
          <table:table-cell/>
          <table:table-cell office:value-type="string">
            <text:p><text:s text:c="2"/>n= 10000 m= 40 a= 21tango: 137552splay: 515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 m= 40 a= 18tango: 136074splay: 4861</text:p>
          </table:table-cell>
          <table:table-cell/>
          <table:table-cell office:value-type="string">
            <text:p><text:s text:c="2"/>n= 100000 m= 40 a= 21tango: 138113splay: 538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 m= 40 a= 21tango: 139630splay: 51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8344splay: 4809</text:p>
          </table:table-cell>
          <table:table-cell/>
          <table:table-cell office:value-type="string">
            <text:p><text:s text:c="2"/>n= 100000 m= 40 a= 21tango: 141505splay: 51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40112splay: 6167</text:p>
          </table:table-cell>
          <table:table-cell/>
          <table:table-cell office:value-type="string">
            <text:p><text:s text:c="2"/>n= 100000 m= 40 a= 21tango: 137680splay: 524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7055splay: 4876</text:p>
          </table:table-cell>
          <table:table-cell/>
          <table:table-cell office:value-type="string">
            <text:p><text:s text:c="2"/>n= 100000 m= 40 a= 21tango: 136991splay: 524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250splay: 5004</text:p>
          </table:table-cell>
          <table:table-cell/>
          <table:table-cell office:value-type="string">
            <text:p><text:s text:c="2"/>n= 100000 m= 40 a= 21tango: 141458splay: 51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630splay: 4832</text:p>
          </table:table-cell>
          <table:table-cell/>
          <table:table-cell office:value-type="string">
            <text:p><text:s text:c="2"/>n= 100000 m= 40 a= 21tango: 139259splay: 523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652splay: 5155</text:p>
          </table:table-cell>
          <table:table-cell/>
          <table:table-cell office:value-type="string">
            <text:p><text:s text:c="2"/>n= 100000 m= 40 a= 21tango: 137023splay: 50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473splay: 4990</text:p>
          </table:table-cell>
          <table:table-cell/>
          <table:table-cell office:value-type="string">
            <text:p><text:s text:c="2"/>n= 100000 m= 40 a= 21tango: 139604splay: 50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425splay: 4811</text:p>
          </table:table-cell>
          <table:table-cell/>
          <table:table-cell office:value-type="string">
            <text:p><text:s text:c="2"/>n= 100000 m= 40 a= 21tango: 138793splay: 52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940splay: 5113</text:p>
          </table:table-cell>
          <table:table-cell/>
          <table:table-cell office:value-type="string">
            <text:p><text:s text:c="2"/>n= 1000000 m= 40 a= 18tango: 149904splay: 50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 m= 40 a= 21tango: 133697splay: 4943</text:p>
          </table:table-cell>
          <table:table-cell/>
          <table:table-cell office:value-type="string">
            <text:p><text:s text:c="2"/>n= 1000000 m= 40 a= 18tango: 148026splay: 497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9520splay: 4718</text:p>
          </table:table-cell>
          <table:table-cell/>
          <table:table-cell office:value-type="string">
            <text:p><text:s text:c="2"/>n= 1000000 m= 40 a= 18tango: 148503splay: 51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6074splay: 4476</text:p>
          </table:table-cell>
          <table:table-cell/>
          <table:table-cell office:value-type="string">
            <text:p><text:s text:c="2"/>n= 1000000 m= 40 a= 18tango: 150829splay: 50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31638splay: 4562</text:p>
          </table:table-cell>
          <table:table-cell/>
          <table:table-cell office:value-type="string">
            <text:p><text:s text:c="2"/>n= 1000000 m= 40 a= 18tango: 150591splay: 507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5976splay: 4553</text:p>
          </table:table-cell>
          <table:table-cell/>
          <table:table-cell office:value-type="string">
            <text:p><text:s text:c="2"/>n= 1000000 m= 40 a= 18tango: 152492splay: 511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2267425splay: 5010</text:p>
          </table:table-cell>
          <table:table-cell/>
          <table:table-cell office:value-type="string">
            <text:p><text:s text:c="2"/>n= 1000000 m= 40 a= 18tango: 147556splay: 50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33929splay: 5095</text:p>
          </table:table-cell>
          <table:table-cell/>
          <table:table-cell office:value-type="string">
            <text:p><text:s text:c="2"/>n= 1000000 m= 40 a= 18tango: 148878splay: 510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29213splay: 4615</text:p>
          </table:table-cell>
          <table:table-cell/>
          <table:table-cell office:value-type="string">
            <text:p><text:s text:c="2"/>n= 1000000 m= 40 a= 18tango: 144399splay: 48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134526splay: 4591</text:p>
          </table:table-cell>
          <table:table-cell/>
          <table:table-cell office:value-type="string">
            <text:p><text:s text:c="2"/>n= 1000000 m= 40 a= 18tango: 149904splay: 50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252715splay: 12033</text:p>
          </table:table-cell>
          <table:table-cell/>
          <table:table-cell office:value-type="string">
            <text:p><text:s text:c="2"/>n= 10000000 m= 40 a= 18tango: 139530splay: 46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<text:s text:c="2"/>n= 10000000 m= 40 a= 21tango: 276985splay: 11279</text:p>
          </table:table-cell>
          <table:table-cell/>
          <table:table-cell office:value-type="string">
            <text:p><text:s text:c="2"/>n= 10000000 m= 40 a= 18tango: 127341splay: 474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8303splay: 480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078splay: 47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5791splay: 473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258splay: 479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704splay: 480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8155splay: 47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6812splay: 47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n= 10000000 m= 40 a= 18tango: 127111splay: 4789</text:p>
          </table:table-cell>
          <table:table-cell table:number-columns-repeated="1018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5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<text:s/>n= 1000 tango: 97 splay: 3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 tango: 172 splay: 5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 tango: 416 splay: 29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0 tango: 640 splay: 62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<text:s/>n= 1000 m= 40 a= 10tango: 57930splay: 105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10tango: 44272splay: 10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0tango: 49670splay: 120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0tango: 62289splay: 116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60137splay: 132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10tango: 152053splay: 1558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8tango: 60520splay: 11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9tango: 58923splay: 141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54993splay: 14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1tango: 56133splay: 145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tango: 50946splay: 152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3tango: 70390splay: 1626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14tango: 51121splay: 164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5tango: 58232splay: 164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72021splay: 1385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17tango: 55223splay: 173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8tango: 53927splay: 173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9tango: 54174splay: 175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0tango: 55950splay: 181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<text:s text:c="5"/></text:p>
          </table:table-cell>
          <table:table-cell table:number-columns-repeated="1023"/>
        </table:table-row>
        <table:table-row table:style-name="ro1" table:number-rows-repeated="62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  <table:table-row table:style-name="ro1" table:number-rows-repeated="391">
          <table:table-cell table:number-columns-repeated="1024"/>
        </table:table-row>
        <table:table-row table:style-name="ro1">
          <table:table-cell office:value-type="string">
            <text:p>dyn finger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= 1000 m= 40 a= 2tango: 28189splay: 55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tango: 28716splay: 9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1849splay: 8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7091splay: 127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0892splay: 614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874splay: 556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81553splay: 781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67803splay: 1291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49820splay: 62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49357splay: 608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5408splay: 446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852splay: 43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56tango: 60794splay: 374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 text:c="2"/>n= 1000 m= 40 a= 2tango: 27021splay: 541</text:p>
          </table:table-cell>
          <table:table-cell table:number-columns-repeated="2"/>
          <table:table-cell office:value-type="string">
            <text:p><text:s/>n= 10000000 m= 40 a= 3tango: 75503splay: 7064</text:p>
            <text:p><text:s text:c="2"/>n= 10000000 m= 40 a= 4tango: 69207splay: 8570</text:p>
            <text:p><text:s text:c="2"/>n= 10000000 m= 40 a= 5tango: 81692splay: 10260</text:p>
            <text:p><text:s text:c="2"/>n= 10000000 m= 40 a= 6tango: 75093splay: 10923</text:p>
            <text:p><text:s text:c="2"/>n= 10000000 m= 40 a= 7tango: 85753splay: 10768</text:p>
            <text:p><text:s text:c="2"/>n= 10000000 m= 40 a= 8tango: 67729splay: 11666</text:p>
            <text:p><text:s text:c="2"/>n= 10000000 m= 40 a= 9tango: 93533splay: 11876</text:p>
            <text:p><text:s text:c="2"/>n= 10000000 m= 40 a= 10tango: 93152splay: 12658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= 10000 m= 40 a= 2tango: 29197splay: 86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3359splay: 86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5926splay: 119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2723splay: 505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183splay: 50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78382splay: 83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76901splay: 1164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53693splay: 59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54017splay: 653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4962splay: 384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373splay: 3510B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3">09/03/2020</text:date>, <text:time>18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2H44M37S</meta:editing-duration>
    <meta:editing-cycles>41</meta:editing-cycles>
    <meta:generator>OpenOffice/4.1.7$Win32 OpenOffice.org_project/417m1$Build-9800</meta:generator>
    <dc:date>2020-09-03T18:28:20.73</dc:date>
    <dc:creator>andreas </dc:creator>
    <meta:document-statistic meta:table-count="3" meta:cell-count="23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